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47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Optimizer Learning Rate</text:p>
          </table:table-cell>
          <table:table-cell table:style-name="ce1" office:value-type="string" calcext:value-type="string">
            <text:p>Best Loss After 20 Epochs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6360.2" calcext:value-type="float">
            <text:p>16360.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832.3" calcext:value-type="float">
            <text:p>4832.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3.47" calcext:value-type="float">
            <text:p>103.4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68.9939" calcext:value-type="float">
            <text:p>68.993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5.9559" calcext:value-type="float">
            <text:p>65.9559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55.6766" calcext:value-type="float">
            <text:p>55.676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59.5756" calcext:value-type="float">
            <text:p>59.575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56.8899" calcext:value-type="float">
            <text:p>56.8899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09.415" calcext:value-type="float">
            <text:p>109.415</text:p>
          </table:table-cell>
        </table:table-row>
        <table:table-row table:style-name="ro1">
          <table:table-cell office:value-type="float" office:value="0.00003" calcext:value-type="float">
            <text:p>0.00003</text:p>
          </table:table-cell>
          <table:table-cell office:value-type="float" office:value="103.566" calcext:value-type="float">
            <text:p>103.566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121.64" calcext:value-type="float">
            <text:p>121.6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Completion Time: 7:35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est Loss for Lr = 0.003</text:p>
          </table:table-cell>
          <table:table-cell office:value-type="float" office:value="50.2977" calcext:value-type="float">
            <text:p>50.2977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Best Lr, Best Loss</text:p>
          </table:table-cell>
        </table:table-row>
        <table:table-row table:style-name="ro1">
          <table:table-cell table:style-name="Default" office:value-type="string" calcext:value-type="string">
            <text:p>Adam</text:p>
          </table:table-cell>
          <table:table-cell table:style-name="Default" office:value-type="string" calcext:value-type="string">
            <text:p>0.1, 112.35935</text:p>
          </table:table-cell>
        </table:table-row>
        <table:table-row table:style-name="ro1">
          <table:table-cell table:style-name="Default" office:value-type="string" calcext:value-type="string">
            <text:p>RMSprop</text:p>
          </table:table-cell>
          <table:table-cell table:style-name="Default" office:value-type="string" calcext:value-type="string">
            <text:p>0.03, 127.7247</text:p>
          </table:table-cell>
        </table:table-row>
        <table:table-row table:style-name="ro1">
          <table:table-cell table:style-name="Default" office:value-type="string" calcext:value-type="string">
            <text:p>SGD</text:p>
          </table:table-cell>
          <table:table-cell table:style-name="Default" office:value-type="string" calcext:value-type="string">
            <text:p>0.01, 202.22514</text:p>
          </table:table-cell>
        </table:table-row>
        <table:table-row table:style-name="ro1">
          <table:table-cell table:style-name="Default" office:value-type="string" calcext:value-type="string">
            <text:p>SGD + Momentum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5:55:41.897043989</meta:creation-date>
    <dc:date>2018-09-21T01:50:22.945129530</dc:date>
    <meta:editing-duration>PT9H48M34S</meta:editing-duration>
    <meta:editing-cycles>3</meta:editing-cycles>
    <meta:generator>LibreOffice/4.2.8.2$Linux_X86_64 LibreOffice_project/420m0$Build-2</meta:generator>
    <meta:document-statistic meta:table-count="1" meta:cell-count="36" meta:object-count="0"/>
  </office:meta>
</office:document-meta>
</file>